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Standard">http://arduino.esp8266.com/stable/package_esp8266com_index.json,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13T20:12:52.535237471</meta:creation-date>
    <dc:date>2025-09-25T13:43:17.277412800</dc:date>
    <meta:editing-duration>PT7H34M2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1" meta:paragraph-count="1" meta:word-count="1" meta:character-count="64" meta:non-whitespace-character-count="64"/>
  </office:meta>
</office:document-meta>
</file>